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top" draw:auto-grow-height="false" fo:min-height="6.828cm" fo:min-width="14.071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182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solid" draw:fill-color="#ffffff" draw:textarea-horizontal-align="justify" draw:textarea-vertical-align="middle" draw:auto-grow-height="false" fo:min-height="1.621cm" fo:min-width="13.436cm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solid" svg:stroke-width="0.035cm" svg:stroke-color="#000000" draw:marker-start-width="0.252cm" draw:marker-end-width="0.252cm" draw:fill="solid" draw:fill-color="#eeeeee" draw:textarea-horizontal-align="justify" draw:textarea-vertical-align="top" draw:auto-grow-height="false" fo:min-height="3.018cm" fo:min-width="14.071cm" fo:padding-top="0.142cm" fo:padding-bottom="0.142cm" fo:padding-left="0.267cm" fo:padding-right="0.267cm"/>
    </style:style>
    <style:style style:name="gr6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605cm" svg:height="7.112cm" svg:x="11.795cm" svg:y="2.524cm">
          <text:p text:style-name="P1">Rapsberry (Server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13.716cm" svg:height="1.905cm" svg:x="12.303cm" svg:y="3.794cm">
          <text:p text:style-name="P3"><text:span text:style-name="T1">Game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13.97cm" svg:height="1.905cm" svg:x="12.176cm" svg:y="6.969cm">
          <text:p text:style-name="P3"><text:span text:style-name="T1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161cm" svg:y1="6.969cm" svg:x2="19.161cm" svg:y2="5.699cm" draw:start-shape="id1" draw:start-glue-point="0" draw:end-shape="id2" draw:end-glue-point="2" svg:d="M19161 6969v-1270" svg:viewBox="0 0 1 1271">
          <text:p text:style-name="P1"/>
        </draw:connector>
        <draw:custom-shape draw:style-name="gr5" draw:text-style-name="P2" draw:layer="layout" svg:width="14.605cm" svg:height="3.302cm" svg:x="11.795cm" svg:y="10.779cm">
          <text:p text:style-name="P1">PC/Smartph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3" draw:id="id3" draw:layer="layout" svg:width="13.716cm" svg:height="1.905cm" svg:x="12.303cm" svg:y="11.795cm">
          <text:p text:style-name="P3"><text:span text:style-name="T1">Webc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5" draw:layer="layout" svg:x1="19.161cm" svg:y1="8.874cm" svg:x2="19.161cm" svg:y2="11.795cm" draw:start-shape="id1" draw:start-glue-point="2" draw:end-shape="id3" draw:end-glue-point="0" svg:d="M19161 8874v2921" svg:viewBox="0 0 1 2922">
          <text:p text:style-name="P3"><text:s text:c="9"/>HTTP</text:p>
        </draw:connector>
        <draw:frame draw:style-name="gr7" draw:text-style-name="P6" draw:layer="layout" svg:width="4.191cm" svg:height="0.988cm" svg:x="19.288cm" svg:y="5.854cm">
          <draw:text-box>
            <text:p>File syste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DejaVu Sans1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5:34:31.006077966</meta:creation-date>
    <dc:date>2017-05-03T20:19:56.745975535</dc:date>
    <meta:editing-duration>PT44M25S</meta:editing-duration>
    <meta:editing-cycles>12</meta:editing-cycles>
    <meta:generator>LibreOffice/5.3.2.2$Linux_X86_64 LibreOffice_project/30m0$Build-2</meta:generator>
    <meta:document-statistic meta:object-count="8"/>
  </office:meta>
</office:document-meta>
</file>